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27cm" fo:min-width="4.22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4.63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draw:auto-grow-height="true" fo:min-height="4.633cm"/>
      <style:paragraph-properties style:writing-mode="lr-tb"/>
    </style:style>
    <style:style style:name="co1" style:family="table-column">
      <style:table-column-properties style:column-width="2.637cm" style:use-optimal-column-width="false"/>
    </style:style>
    <style:style style:name="co2" style:family="table-column">
      <style:table-column-properties style:column-width="2.636cm" style:use-optimal-column-width="false"/>
    </style:style>
    <style:style style:name="ro1" style:family="table-row">
      <style:table-row-properties style:row-height="1.832cm" style:use-optimal-row-height="false"/>
    </style:style>
    <style:style style:name="ro2" style:family="table-row">
      <style:table-row-properties style:row-height="1.837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1.13pt solid #000000"/>
      <style:text-properties fo:font-size="36pt" style:font-size-asian="36pt" style:font-size-complex="36pt"/>
    </style:style>
    <style:style style:name="ce2" style:family="table-cell">
      <loext:graphic-properties draw:fill="none" draw:textarea-vertical-align="middle"/>
      <style:paragraph-properties fo:text-align="end" fo:border="1.13pt solid #000000"/>
      <style:text-properties fo:font-size="36pt" style:font-size-asian="36pt" style:font-size-complex="3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end"/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Euklido algoritmas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Bendras didžiausias dalikli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Bendras didžiausias daliklis (BDD) – didžiausias iš skaičių, iš kurių dalijasi duoti skaičiai</text:p>
                <text:p/>
              </text:list-item>
              <text:list-item>
                <text:p>Paprastai nagrinėjamas dviejų skaičių bendras didžiausias daliklis</text:p>
              </text:list-item>
            </text:list>
          </draw:text-box>
        </draw:frame>
        <draw:frame draw:style-name="gr2" draw:text-style-name="P4" draw:layer="layout" svg:width="23.139cm" svg:height="1.345cm" svg:x="2.4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Bendras didžiausias daliklis išskaidymu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Galima rasti bendrą didžiausią daliklį išskaidžius skaičius pirminiais dauginamaisiais</text:p>
              </text:list-item>
              <text:list-item>
                <text:p>Pavyzdžiui,</text:p>
                <text:p/>
                <text:p/>
                <text:p/>
              </text:list-item>
              <text:list-item>
                <text:p>Tačiau išskaidyti skaičių pirminiais dauginamaisiais „sunku“</text:p>
              </text:list-item>
            </text:list>
          </draw:text-box>
        </draw:frame>
        <draw:frame draw:style-name="gr2" draw:text-style-name="P4" draw:layer="layout" svg:width="9.492cm" svg:height="4.068cm" svg:x="2.6cm" svg:y="9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Euklido algoritma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Duoti du natūriniai skaičiai: a ir b</text:p>
                <text:list>
                  <text:list-item>
                    <text:p>Iš didesnio skaičiaus atimame mažesnį</text:p>
                  </text:list-item>
                  <text:list-item>
                    <text:p>Skirtumą užrašome į didesniojo vietą</text:p>
                  </text:list-item>
                  <text:list-item>
                    <text:p>Kartojame, kol vienas iš skaičių virs nuliu</text:p>
                    <text:list>
                      <text:list-item>
                        <text:p>arba kol jie susilygins ir nebebus „didesnio“ ir „mažesnio“</text:p>
                      </text:list-item>
                    </text:list>
                  </text:list-item>
                </text:list>
              </text:list-item>
              <text:list-item>
                <text:p>Taip gausime a ir b bendrą didžiausią daliklį</text:p>
              </text:list-item>
            </text:list>
          </draw:text-box>
        </draw:frame>
        <draw:frame draw:style-name="gr2" draw:text-style-name="P4" draw:layer="layout" svg:width="6.496cm" svg:height="3.546cm" svg:x="2.2cm" svg:y="16.4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Euklido algoritmas – pavyzdys (1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Raskime 124 ir 32 bendrą didžiausią daliklį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2)</text:p>
          </draw:text-box>
        </draw:frame>
        <draw:frame draw:style-name="gr2" draw:text-style-name="P4" draw:layer="layout" svg:width="3.6cm" svg:height="2.357cm" svg:x="12.6cm" svg:y="6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standard" draw:layer="layout" svg:width="10.546cm" svg:height="12.828cm" svg:x="1.133cm" svg:y="5.68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3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4.653cm" svg:height="1.168cm" svg:x="12.4cm" svg:y="6.2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4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4.653cm" svg:height="1.168cm" svg:x="12.4cm" svg:y="6.2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5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3.574cm" svg:height="1.168cm" svg:x="12.4cm" svg:y="6.2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6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3.574cm" svg:height="1.168cm" svg:x="12.4cm" svg:y="6.2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7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3.576cm" svg:height="1.168cm" svg:x="12.4cm" svg:y="6.2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8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3.576cm" svg:height="1.168cm" svg:x="12.4cm" svg:y="6.2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9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3.099cm" svg:height="1.168cm" svg:x="12.4cm" svg:y="6.23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0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3.099cm" svg:height="1.168cm" svg:x="12.4cm" svg:y="6.2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1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4" draw:layer="layout" svg:width="12.678cm" svg:height="1.168cm" svg:x="12.4cm" svg:y="6.2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2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" draw:text-style-name="P4" draw:layer="layout" svg:width="12.678cm" svg:height="1.168cm" svg:x="12.4cm" svg:y="6.23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3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2" draw:text-style-name="P4" draw:layer="layout" svg:width="12.706cm" svg:height="1.168cm" svg:x="12.4cm" svg:y="6.23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4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" draw:text-style-name="P4" draw:layer="layout" svg:width="12.706cm" svg:height="1.168cm" svg:x="12.4cm" svg:y="6.23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5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2" draw:text-style-name="P4" draw:layer="layout" svg:width="12.669cm" svg:height="1.168cm" svg:x="12.4cm" svg:y="6.2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6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" draw:text-style-name="P4" draw:layer="layout" svg:width="12.669cm" svg:height="1.168cm" svg:x="12.4cm" svg:y="6.2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7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2" draw:text-style-name="P4" draw:layer="layout" svg:width="12.653cm" svg:height="1.168cm" svg:x="12.4cm" svg:y="6.23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8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2" draw:text-style-name="P4" draw:layer="layout" svg:width="12.653cm" svg:height="1.168cm" svg:x="12.4cm" svg:y="6.23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19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2" draw:text-style-name="P4" draw:layer="layout" svg:width="12.116cm" svg:height="1.168cm" svg:x="12.4cm" svg:y="6.23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20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8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2" draw:text-style-name="P4" draw:layer="layout" svg:width="12.116cm" svg:height="1.168cm" svg:x="12.4cm" svg:y="6.23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21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8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2" draw:text-style-name="P4" draw:layer="layout" svg:width="11.175cm" svg:height="1.168cm" svg:x="12.4cm" svg:y="6.23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22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8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gr2" draw:text-style-name="P4" draw:layer="layout" svg:width="11.175cm" svg:height="1.168cm" svg:x="12.4cm" svg:y="6.23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Euklido algoritmas – pavyzdys (23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8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draw:style-name="gr2" draw:text-style-name="P4" draw:layer="layout" svg:width="6.491cm" svg:height="1.168cm" svg:x="12.4cm" svg:y="6.23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Euklido algoritmas – pavyzdys (24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Vadinasi, BDD(124, 32) = 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Realizacija su dalyba (1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Galima pastebėti, kad taip vis gaunamos a ir b dalybos liekan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Realizacija su dalyba (2)</text:p>
          </draw:text-box>
        </draw:frame>
        <draw:frame draw:style-name="standard" draw:layer="layout" svg:width="10.546cm" svg:height="12.828cm" svg:x="1.132cm" svg:y="5.68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124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20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92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6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60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12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32</text:span></text:p>
              </table:table-cell>
              <table:table-cell>
                <text:p text:style-name="P6"><text:span text:style-name="T1">8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">28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4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24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0</text:span></text:p>
              </table:table-cell>
              <table:table-cell>
                <text:p text:style-name="P6"><text:span text:style-name="T1">4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4" draw:layer="layout" svg:width="9.769cm" svg:height="4.328cm" svg:x="12.4cm" svg:y="6.23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3" draw:text-style-name="P7" draw:layer="layout" svg:width="4.8cm" svg:height="1.6cm" svg:x="1.4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cm" svg:height="1.6cm" svg:x="1.4cm" svg:y="1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cm" svg:height="1.6cm" svg:x="1.4cm" svg:y="1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cm" svg:height="1.6cm" svg:x="6.7cm" svg:y="1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Realizacija su dalyba (3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Naudojant dalybą, rezultatas bus gautas greičiau</text:p>
                <text:list>
                  <text:list-item>
                    <text:p>Yra greitesnių būdų atlikti dalybą, nei kartotinė atimt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Kam to reikia?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Naudojant Euklido algoritmą galima nustatyti, ar du skaičiai yra tarpusavyje pirminiai</text:p>
                <text:list>
                  <text:list-item>
                    <text:p>Šito reikės RSA kriptosistemai</text:p>
                  </text:list-item>
                </text:list>
              </text:list-item>
              <text:list-item>
                <text:p>Euklido algoritmas gali būti modifikuotas iki išplėstinio Euklido algoritmo</text:p>
                <text:list>
                  <text:list-item>
                    <text:p>Jo irgi reikės RSA kriptosistema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7" draw:text-style-name="P1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0-12-02T20:21:36.280000000</dc:date>
    <dc:creator>Martynas Patašius</dc:creator>
    <meta:editing-duration>PT4H9M6S</meta:editing-duration>
    <meta:editing-cycles>41</meta:editing-cycles>
    <meta:generator>LibreOffice/7.0.3.1$Windows_X86_64 LibreOffice_project/d7547858d014d4cf69878db179d326fc3483e082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style mathsize="30pt">
      <mrow>
        <mi mathvariant="italic">BDD</mi>
        <mrow>
          <mrow>
            <mo fence="true" stretchy="false">(</mo>
            <mrow>
              <mrow>
                <msub>
                  <mi>a</mi>
                  <mn>1,</mn>
                </msub>
                <msub>
                  <mi>a</mi>
                  <mn>2,</mn>
                </msub>
                <mn>...</mn>
                <mi>,</mi>
                <msub>
                  <mi>a</mi>
                  <mi>k</mi>
                </msub>
              </mrow>
            </mrow>
            <mo fence="true" stretchy="false">)</mo>
          </mrow>
          <mo stretchy="false">=</mo>
          <mi mathvariant="italic">max</mi>
        </mrow>
        <mrow>
          <mo fence="true" stretchy="false">(</mo>
          <mrow>
            <mi>b</mi>
          </mrow>
          <mo fence="true" stretchy="false">)</mo>
        </mrow>
        <mi mathvariant="normal">:</mi>
        <mrow>
          <mrow>
            <mo fence="true" stretchy="false">(</mo>
            <mrow>
              <mrow>
                <mi>b</mi>
                <mo stretchy="false">∣</mo>
                <msub>
                  <mi>a</mi>
                  <mn>1</mn>
                </msub>
              </mrow>
            </mrow>
            <mo fence="true" stretchy="false">)</mo>
          </mrow>
          <mo stretchy="false">∧</mo>
          <mrow>
            <mo fence="true" stretchy="false">(</mo>
            <mrow>
              <mrow>
                <mi>b</mi>
                <mo stretchy="false">∣</mo>
                <msub>
                  <mi>a</mi>
                  <mn>2</mn>
                </msub>
              </mrow>
            </mrow>
            <mo fence="true" stretchy="false">)</mo>
          </mrow>
          <mo stretchy="false">∧</mo>
          <mn>...</mn>
          <mo stretchy="false">∧</mo>
          <mrow>
            <mo fence="true" stretchy="false">(</mo>
            <mrow>
              <mrow>
                <mi>b</mi>
                <mo stretchy="false">∣</mo>
                <msub>
                  <mi>a</mi>
                  <mi>k</mi>
                </msub>
              </mrow>
            </mrow>
            <mo fence="true" stretchy="false">)</mo>
          </mrow>
        </mrow>
      </mrow>
    </mstyle>
    <annotation encoding="StarMath 5.0">size 30 { BDD(a_1, a_2, ..., a_k) = max(b) : (b divides a_1) and (b divides a_2) and ... and (b divides a_k) }</annotation>
  </semantics>
</math>
</file>

<file path=Object 10/content.xml><?xml version="1.0" encoding="utf-8"?>
<math xmlns="http://www.w3.org/1998/Math/MathML" display="block">
  <semantics>
    <mstyle mathsize="30pt">
      <mrow>
        <mrow>
          <mn>60</mn>
          <mo stretchy="false">&gt;</mo>
          <mn>32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60</mn>
            <mo stretchy="false">−</mo>
            <mn>32</mn>
          </mrow>
          <mo stretchy="false">=</mo>
          <mn>28</mn>
        </mrow>
      </mrow>
    </mstyle>
    <annotation encoding="StarMath 5.0">alignl size 30 { 60 &gt; 32 drarrow a := a - b = 60 - 32 = 28 }</annotation>
  </semantics>
</math>
</file>

<file path=Object 11/content.xml><?xml version="1.0" encoding="utf-8"?>
<math xmlns="http://www.w3.org/1998/Math/MathML" display="block">
  <semantics>
    <mstyle mathsize="30pt">
      <mrow>
        <mrow>
          <mn>28</mn>
          <mo stretchy="false">&lt;</mo>
          <mn>32</mn>
        </mrow>
        <mo stretchy="false">⇒</mo>
        <mi>b</mi>
        <mrow>
          <mi mathvariant="normal">:</mi>
          <mo stretchy="false">=</mo>
          <mrow>
            <mi>b</mi>
            <mo stretchy="false">−</mo>
            <mi>a</mi>
          </mrow>
          <mo stretchy="false">=</mo>
          <mrow>
            <mn>32</mn>
            <mo stretchy="false">−</mo>
            <mn>28</mn>
          </mrow>
          <mo stretchy="false">=</mo>
          <mn>4</mn>
        </mrow>
      </mrow>
    </mstyle>
    <annotation encoding="StarMath 5.0">alignl size 30 { 28 &lt; 32 drarrow b := b - a = 32 - 28 = 4 }</annotation>
  </semantics>
</math>
</file>

<file path=Object 12/content.xml><?xml version="1.0" encoding="utf-8"?>
<math xmlns="http://www.w3.org/1998/Math/MathML" display="block">
  <semantics>
    <mstyle mathsize="30pt">
      <mrow>
        <mrow>
          <mn>28</mn>
          <mo stretchy="false">&lt;</mo>
          <mn>32</mn>
        </mrow>
        <mo stretchy="false">⇒</mo>
        <mi>b</mi>
        <mrow>
          <mi mathvariant="normal">:</mi>
          <mo stretchy="false">=</mo>
          <mrow>
            <mi>b</mi>
            <mo stretchy="false">−</mo>
            <mi>a</mi>
          </mrow>
          <mo stretchy="false">=</mo>
          <mrow>
            <mn>32</mn>
            <mo stretchy="false">−</mo>
            <mn>28</mn>
          </mrow>
          <mo stretchy="false">=</mo>
          <mn>4</mn>
        </mrow>
      </mrow>
    </mstyle>
    <annotation encoding="StarMath 5.0">alignl size 30 { 28 &lt; 32 drarrow b := b - a = 32 - 28 = 4 }</annotation>
  </semantics>
</math>
</file>

<file path=Object 13/content.xml><?xml version="1.0" encoding="utf-8"?>
<math xmlns="http://www.w3.org/1998/Math/MathML" display="block">
  <semantics>
    <mstyle mathsize="30pt">
      <mrow>
        <mrow>
          <mn>28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28</mn>
            <mo stretchy="false">−</mo>
            <mn>4</mn>
          </mrow>
          <mo stretchy="false">=</mo>
          <mn>24</mn>
        </mrow>
      </mrow>
    </mstyle>
    <annotation encoding="StarMath 5.0">alignl size 30 { 28 &gt; 4 drarrow a := a - b = 28 - 4 = 24 }</annotation>
  </semantics>
</math>
</file>

<file path=Object 14/content.xml><?xml version="1.0" encoding="utf-8"?>
<math xmlns="http://www.w3.org/1998/Math/MathML" display="block">
  <semantics>
    <mstyle mathsize="30pt">
      <mrow>
        <mrow>
          <mn>28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28</mn>
            <mo stretchy="false">−</mo>
            <mn>4</mn>
          </mrow>
          <mo stretchy="false">=</mo>
          <mn>24</mn>
        </mrow>
      </mrow>
    </mstyle>
    <annotation encoding="StarMath 5.0">alignl size 30 { 28 &gt; 4 drarrow a := a - b = 28 - 4 = 24 }</annotation>
  </semantics>
</math>
</file>

<file path=Object 15/content.xml><?xml version="1.0" encoding="utf-8"?>
<math xmlns="http://www.w3.org/1998/Math/MathML" display="block">
  <semantics>
    <mstyle mathsize="30pt">
      <mrow>
        <mrow>
          <mn>24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24</mn>
            <mo stretchy="false">−</mo>
            <mn>4</mn>
          </mrow>
          <mo stretchy="false">=</mo>
          <mn>20</mn>
        </mrow>
      </mrow>
    </mstyle>
    <annotation encoding="StarMath 5.0">alignl size 30 { 24 &gt; 4 drarrow a := a - b = 24 - 4 = 20 }</annotation>
  </semantics>
</math>
</file>

<file path=Object 16/content.xml><?xml version="1.0" encoding="utf-8"?>
<math xmlns="http://www.w3.org/1998/Math/MathML" display="block">
  <semantics>
    <mstyle mathsize="30pt">
      <mrow>
        <mrow>
          <mn>24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24</mn>
            <mo stretchy="false">−</mo>
            <mn>4</mn>
          </mrow>
          <mo stretchy="false">=</mo>
          <mn>20</mn>
        </mrow>
      </mrow>
    </mstyle>
    <annotation encoding="StarMath 5.0">alignl size 30 { 24 &gt; 4 drarrow a := a - b = 24 - 4 = 20 }</annotation>
  </semantics>
</math>
</file>

<file path=Object 17/content.xml><?xml version="1.0" encoding="utf-8"?>
<math xmlns="http://www.w3.org/1998/Math/MathML" display="block">
  <semantics>
    <mstyle mathsize="30pt">
      <mrow>
        <mrow>
          <mn>20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20</mn>
            <mo stretchy="false">−</mo>
            <mn>4</mn>
          </mrow>
          <mo stretchy="false">=</mo>
          <mn>16</mn>
        </mrow>
      </mrow>
    </mstyle>
    <annotation encoding="StarMath 5.0">alignl size 30 { 20 &gt; 4 drarrow a := a - b = 20 - 4 = 16 }</annotation>
  </semantics>
</math>
</file>

<file path=Object 18/content.xml><?xml version="1.0" encoding="utf-8"?>
<math xmlns="http://www.w3.org/1998/Math/MathML" display="block">
  <semantics>
    <mstyle mathsize="30pt">
      <mrow>
        <mrow>
          <mn>20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20</mn>
            <mo stretchy="false">−</mo>
            <mn>4</mn>
          </mrow>
          <mo stretchy="false">=</mo>
          <mn>16</mn>
        </mrow>
      </mrow>
    </mstyle>
    <annotation encoding="StarMath 5.0">alignl size 30 { 20 &gt; 4 drarrow a := a - b = 20 - 4 = 16 }</annotation>
  </semantics>
</math>
</file>

<file path=Object 19/content.xml><?xml version="1.0" encoding="utf-8"?>
<math xmlns="http://www.w3.org/1998/Math/MathML" display="block">
  <semantics>
    <mstyle mathsize="30pt">
      <mrow>
        <mrow>
          <mn>16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16</mn>
            <mo stretchy="false">−</mo>
            <mn>4</mn>
          </mrow>
          <mo stretchy="false">=</mo>
          <mn>12</mn>
        </mrow>
      </mrow>
    </mstyle>
    <annotation encoding="StarMath 5.0">alignl size 30 { 16 &gt; 4 drarrow a := a - b = 16 - 4 = 12 }</annotation>
  </semantics>
</math>
</file>

<file path=Object 2/content.xml><?xml version="1.0" encoding="utf-8"?>
<math xmlns="http://www.w3.org/1998/Math/MathML" display="block">
  <semantics>
    <mtable>
      <mtr>
        <mtd columnalign="left">
          <mstyle mathsize="30pt">
            <mrow>
              <mn>124</mn>
              <mo stretchy="false">=</mo>
              <mrow>
                <msup>
                  <mn>2</mn>
                  <mn>2</mn>
                </msup>
                <mo stretchy="false">⋅</mo>
                <mn>31</mn>
              </mrow>
            </mrow>
          </mstyle>
        </mtd>
      </mtr>
      <mtr>
        <mtd columnalign="left">
          <mstyle mathsize="30pt">
            <mrow>
              <mn>32</mn>
              <mo stretchy="false">=</mo>
              <msup>
                <mn>2</mn>
                <mn>5</mn>
              </msup>
            </mrow>
          </mstyle>
        </mtd>
      </mtr>
      <mtr>
        <mtd columnalign="left">
          <mstyle mathsize="30pt">
            <mrow>
              <mi mathvariant="italic">BDD</mi>
              <mrow>
                <mrow>
                  <mo fence="true" stretchy="false">(</mo>
                  <mrow>
                    <mrow>
                      <mn>124</mn>
                      <mi>,</mi>
                      <mn>32</mn>
                    </mrow>
                  </mrow>
                  <mo fence="true" stretchy="false">)</mo>
                </mrow>
                <mo stretchy="false">=</mo>
                <msup>
                  <mn>2</mn>
                  <mn>2</mn>
                </msup>
                <mo stretchy="false">=</mo>
                <mn>4</mn>
              </mrow>
            </mrow>
          </mstyle>
        </mtd>
      </mtr>
    </mtable>
    <annotation encoding="StarMath 5.0">alignl size 30 { 124 = 2^{2} cdot 31 } newline
alignl size 30 { 32 = 2^{5} } newline
alignl size 30 { BDD(124, 32) = 2^2 = 4 }</annotation>
  </semantics>
</math>
</file>

<file path=Object 20/content.xml><?xml version="1.0" encoding="utf-8"?>
<math xmlns="http://www.w3.org/1998/Math/MathML" display="block">
  <semantics>
    <mstyle mathsize="30pt">
      <mrow>
        <mrow>
          <mn>12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12</mn>
            <mo stretchy="false">−</mo>
            <mn>4</mn>
          </mrow>
          <mo stretchy="false">=</mo>
          <mn>8</mn>
        </mrow>
      </mrow>
    </mstyle>
    <annotation encoding="StarMath 5.0">alignl size 30 { 12 &gt; 4 drarrow a := a - b = 12 - 4 = 8 }</annotation>
  </semantics>
</math>
</file>

<file path=Object 21/content.xml><?xml version="1.0" encoding="utf-8"?>
<math xmlns="http://www.w3.org/1998/Math/MathML" display="block">
  <semantics>
    <mstyle mathsize="30pt">
      <mrow>
        <mrow>
          <mn>16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16</mn>
            <mo stretchy="false">−</mo>
            <mn>4</mn>
          </mrow>
          <mo stretchy="false">=</mo>
          <mn>12</mn>
        </mrow>
      </mrow>
    </mstyle>
    <annotation encoding="StarMath 5.0">alignl size 30 { 16 &gt; 4 drarrow a := a - b = 16 - 4 = 12 }</annotation>
  </semantics>
</math>
</file>

<file path=Object 22/content.xml><?xml version="1.0" encoding="utf-8"?>
<math xmlns="http://www.w3.org/1998/Math/MathML" display="block">
  <semantics>
    <mstyle mathsize="30pt">
      <mrow>
        <mrow>
          <mn>12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12</mn>
            <mo stretchy="false">−</mo>
            <mn>4</mn>
          </mrow>
          <mo stretchy="false">=</mo>
          <mn>8</mn>
        </mrow>
      </mrow>
    </mstyle>
    <annotation encoding="StarMath 5.0">alignl size 30 { 12 &gt; 4 drarrow a := a - b = 12 - 4 = 8 }</annotation>
  </semantics>
</math>
</file>

<file path=Object 23/content.xml><?xml version="1.0" encoding="utf-8"?>
<math xmlns="http://www.w3.org/1998/Math/MathML" display="block">
  <semantics>
    <mstyle mathsize="30pt">
      <mrow>
        <mrow>
          <mn>8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8</mn>
            <mo stretchy="false">−</mo>
            <mn>4</mn>
          </mrow>
          <mo stretchy="false">=</mo>
          <mn>4</mn>
        </mrow>
      </mrow>
    </mstyle>
    <annotation encoding="StarMath 5.0">alignl size 30 { 8 &gt; 4 drarrow a := a - b = 8 - 4 = 4 }</annotation>
  </semantics>
</math>
</file>

<file path=Object 24/content.xml><?xml version="1.0" encoding="utf-8"?>
<math xmlns="http://www.w3.org/1998/Math/MathML" display="block">
  <semantics>
    <mstyle mathsize="30pt">
      <mrow>
        <mrow>
          <mn>8</mn>
          <mo stretchy="false">&gt;</mo>
          <mn>4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8</mn>
            <mo stretchy="false">−</mo>
            <mn>4</mn>
          </mrow>
          <mo stretchy="false">=</mo>
          <mn>4</mn>
        </mrow>
      </mrow>
    </mstyle>
    <annotation encoding="StarMath 5.0">alignl size 30 { 8 &gt; 4 drarrow a := a - b = 8 - 4 = 4 }</annotation>
  </semantics>
</math>
</file>

<file path=Object 25/content.xml><?xml version="1.0" encoding="utf-8"?>
<math xmlns="http://www.w3.org/1998/Math/MathML" display="block">
  <semantics>
    <mstyle mathsize="30pt">
      <mrow>
        <mrow>
          <mn>4</mn>
          <mo stretchy="false">=</mo>
          <mn>4</mn>
        </mrow>
        <mo stretchy="false">⇒</mo>
        <mi mathvariant="italic">return</mi>
        <mi>a</mi>
      </mrow>
    </mstyle>
    <annotation encoding="StarMath 5.0">alignl size 30 { 4 = 4 drarrow return a }</annotation>
  </semantics>
</math>
</file>

<file path=Object 26/content.xml><?xml version="1.0" encoding="utf-8"?>
<math xmlns="http://www.w3.org/1998/Math/MathML" display="block">
  <semantics>
    <mtable>
      <mtr>
        <mtd columnalign="left">
          <mstyle mathsize="30pt">
            <mrow>
              <mn>124</mn>
              <mi mathvariant="normal">:</mi>
              <mrow>
                <mn>32</mn>
                <mo stretchy="false">=</mo>
                <mn>3</mn>
              </mrow>
              <mrow>
                <mo fence="true" stretchy="false">(</mo>
                <mrow>
                  <mrow>
                    <mi mathvariant="italic">liekana</mi>
                    <mn>28</mn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32</mn>
              <mi mathvariant="normal">:</mi>
              <mrow>
                <mn>28</mn>
                <mo stretchy="false">=</mo>
                <mn>1</mn>
              </mrow>
              <mrow>
                <mo fence="true" stretchy="false">(</mo>
                <mrow>
                  <mrow>
                    <mi mathvariant="italic">liekana</mi>
                    <mn>4</mn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28</mn>
              <mi mathvariant="normal">:</mi>
              <mrow>
                <mn>4</mn>
                <mo stretchy="false">=</mo>
                <mn>7</mn>
              </mrow>
              <mrow>
                <mo fence="true" stretchy="false">(</mo>
                <mrow>
                  <mrow>
                    <mi mathvariant="italic">liekana</mi>
                    <mn>0</mn>
                  </mrow>
                </mrow>
                <mo fence="true" stretchy="false">)</mo>
              </mrow>
            </mrow>
          </mstyle>
        </mtd>
      </mtr>
    </mtable>
    <annotation encoding="StarMath 5.0">alignl size 30 { 124 : 32 = 3 (liekana 28) } newline
alignl size 30 { 32 : 28 = 1 (liekana 4) } newline
alignl size 30 { 28 : 4 = 7 (liekana 0) } newline</annotation>
  </semantics>
</math>
</file>

<file path=Object 3/content.xml><?xml version="1.0" encoding="utf-8"?>
<math xmlns="http://www.w3.org/1998/Math/MathML" display="block">
  <semantics>
    <mtable>
      <mtr>
        <mtd columnalign="left">
          <mstyle mathsize="30pt">
            <mrow>
              <mi>a</mi>
              <mrow>
                <mi mathvariant="normal">:</mi>
                <mo stretchy="false">=</mo>
                <mrow>
                  <mi>a</mi>
                  <mo stretchy="false">−</mo>
                  <mi>b</mi>
                </mrow>
              </mrow>
              <mi>,</mi>
              <mspace width="0.5em"/>
              <mrow>
                <mi>a</mi>
                <mo stretchy="false">&gt;</mo>
                <mi>b</mi>
              </mrow>
            </mrow>
          </mstyle>
        </mtd>
      </mtr>
      <mtr>
        <mtd columnalign="left">
          <mstyle mathsize="30pt">
            <mrow>
              <mi>b</mi>
              <mrow>
                <mi mathvariant="normal">:</mi>
                <mo stretchy="false">=</mo>
                <mrow>
                  <mi>b</mi>
                  <mo stretchy="false">−</mo>
                  <mi>a</mi>
                </mrow>
              </mrow>
              <mi>,</mi>
              <mspace width="0.5em"/>
              <mrow>
                <mi>b</mi>
                <mo stretchy="false">&gt;</mo>
                <mi>a</mi>
              </mrow>
            </mrow>
          </mstyle>
        </mtd>
      </mtr>
      <mtr>
        <mtd columnalign="left">
          <mstyle mathsize="30pt">
            <mrow>
              <mi mathvariant="italic">return</mi>
              <mspace width="0.5em"/>
              <mi>a</mi>
              <mi>,</mi>
              <mspace width="0.5em"/>
              <mrow>
                <mi>a</mi>
                <mo stretchy="false">=</mo>
                <mi>b</mi>
              </mrow>
            </mrow>
          </mstyle>
        </mtd>
      </mtr>
    </mtable>
    <annotation encoding="StarMath 5.0">alignl size 30 { a := a - b, ` a &gt; b } newline
alignl size 30 { b := b - a, ` b &gt; a } newline
alignl size 30 { return ` a, ` a = b }</annotation>
  </semantics>
</math>
</file>

<file path=Object 4/content.xml><?xml version="1.0" encoding="utf-8"?>
<math xmlns="http://www.w3.org/1998/Math/MathML" display="block">
  <semantics>
    <mtable>
      <mtr>
        <mtd columnalign="left">
          <mstyle mathsize="30pt">
            <mrow>
              <mi>a</mi>
              <mrow>
                <mi mathvariant="normal">:</mi>
                <mo stretchy="false">=</mo>
                <mn>124</mn>
              </mrow>
            </mrow>
          </mstyle>
        </mtd>
      </mtr>
      <mtr>
        <mtd columnalign="left">
          <mstyle mathsize="30pt">
            <mrow>
              <mi>b</mi>
              <mrow>
                <mi mathvariant="normal">:</mi>
                <mo stretchy="false">=</mo>
                <mn>32</mn>
              </mrow>
            </mrow>
          </mstyle>
        </mtd>
      </mtr>
    </mtable>
    <annotation encoding="StarMath 5.0">alignl size 30 { a := 124 } newline
alignl size 30 { b := 32 }</annotation>
  </semantics>
</math>
</file>

<file path=Object 5/content.xml><?xml version="1.0" encoding="utf-8"?>
<math xmlns="http://www.w3.org/1998/Math/MathML" display="block">
  <semantics>
    <mstyle mathsize="30pt">
      <mrow>
        <mrow>
          <mn>124</mn>
          <mo stretchy="false">&gt;</mo>
          <mn>32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124</mn>
            <mo stretchy="false">−</mo>
            <mn>32</mn>
          </mrow>
          <mo stretchy="false">=</mo>
          <mn>92</mn>
        </mrow>
      </mrow>
    </mstyle>
    <annotation encoding="StarMath 5.0">alignl size 30 { 124 &gt; 32 drarrow a := a - b = 124 - 32 = 92 }</annotation>
  </semantics>
</math>
</file>

<file path=Object 6/content.xml><?xml version="1.0" encoding="utf-8"?>
<math xmlns="http://www.w3.org/1998/Math/MathML" display="block">
  <semantics>
    <mstyle mathsize="30pt">
      <mrow>
        <mrow>
          <mn>124</mn>
          <mo stretchy="false">&gt;</mo>
          <mn>32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124</mn>
            <mo stretchy="false">−</mo>
            <mn>32</mn>
          </mrow>
          <mo stretchy="false">=</mo>
          <mn>92</mn>
        </mrow>
      </mrow>
    </mstyle>
    <annotation encoding="StarMath 5.0">alignl size 30 { 124 &gt; 32 drarrow a := a - b = 124 - 32 = 92 }</annotation>
  </semantics>
</math>
</file>

<file path=Object 7/content.xml><?xml version="1.0" encoding="utf-8"?>
<math xmlns="http://www.w3.org/1998/Math/MathML" display="block">
  <semantics>
    <mstyle mathsize="30pt">
      <mrow>
        <mrow>
          <mn>92</mn>
          <mo stretchy="false">&gt;</mo>
          <mn>32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92</mn>
            <mo stretchy="false">−</mo>
            <mn>32</mn>
          </mrow>
          <mo stretchy="false">=</mo>
          <mn>60</mn>
        </mrow>
      </mrow>
    </mstyle>
    <annotation encoding="StarMath 5.0">alignl size 30 { 92 &gt; 32 drarrow a := a - b = 92 - 32 = 60 }</annotation>
  </semantics>
</math>
</file>

<file path=Object 8/content.xml><?xml version="1.0" encoding="utf-8"?>
<math xmlns="http://www.w3.org/1998/Math/MathML" display="block">
  <semantics>
    <mstyle mathsize="30pt">
      <mrow>
        <mrow>
          <mn>92</mn>
          <mo stretchy="false">&gt;</mo>
          <mn>32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92</mn>
            <mo stretchy="false">−</mo>
            <mn>32</mn>
          </mrow>
          <mo stretchy="false">=</mo>
          <mn>60</mn>
        </mrow>
      </mrow>
    </mstyle>
    <annotation encoding="StarMath 5.0">alignl size 30 { 92 &gt; 32 drarrow a := a - b = 92 - 32 = 60 }</annotation>
  </semantics>
</math>
</file>

<file path=Object 9/content.xml><?xml version="1.0" encoding="utf-8"?>
<math xmlns="http://www.w3.org/1998/Math/MathML" display="block">
  <semantics>
    <mstyle mathsize="30pt">
      <mrow>
        <mrow>
          <mn>60</mn>
          <mo stretchy="false">&gt;</mo>
          <mn>32</mn>
        </mrow>
        <mo stretchy="false">⇒</mo>
        <mi>a</mi>
        <mrow>
          <mi mathvariant="normal">:</mi>
          <mo stretchy="false">=</mo>
          <mrow>
            <mi>a</mi>
            <mo stretchy="false">−</mo>
            <mi>b</mi>
          </mrow>
          <mo stretchy="false">=</mo>
          <mrow>
            <mn>60</mn>
            <mo stretchy="false">−</mo>
            <mn>32</mn>
          </mrow>
          <mo stretchy="false">=</mo>
          <mn>28</mn>
        </mrow>
      </mrow>
    </mstyle>
    <annotation encoding="StarMath 5.0">alignl size 30 { 60 &gt; 32 drarrow a := a - b = 60 - 32 = 28 }</annotation>
  </semantics>
</math>
</file>